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ce4"/>
        <table:table-column table:style-name="co8" table:default-cell-style-name="ce5"/>
        <table:table-column table:style-name="co5" table:default-cell-style-name="Default"/>
        <table:table-column table:style-name="co9" table:default-cell-style-name="ce6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unschwarz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X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schwarz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chwarzbeige</text:p>
          </table:table-cell>
          <table:table-cell office:value-type="string" calcext:value-type="string">
            <text:p>gemis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tsch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wero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?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oran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sa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rötlich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eterow</text:p>
          </table:table-cell>
          <table:table-cell/>
          <table:table-cell office:value-type="string" calcext:value-type="string">
            <text:p>joint zu 1230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llf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beigegelb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schwärzt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joint mit 12303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igeschwarz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geschwärzt</text:p>
          </table:table-cell>
          <table:table-cell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chärzt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geschwärztorange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 table:number-rows-repeated="104837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.00.0000</text:date>, <text:time style:data-style-name="N2" text:time-value="11:25:13.5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09-23T13:02:22.409000000</dc:date>
    <meta:editing-duration>PT3H22M47S</meta:editing-duration>
    <meta:editing-cycles>33</meta:editing-cycles>
    <meta:generator>LibreOffice/5.1.6.2$Windows_x86 LibreOffice_project/07ac168c60a517dba0f0d7bc7540f5afa45f0909</meta:generator>
    <meta:document-statistic meta:table-count="1" meta:cell-count="2193" meta:object-count="0"/>
  </office:meta>
</office:document-meta>
</file>